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Normal_32_3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fo:font-weight="bold" style:font-weight-asian="bold" style:font-weight-complex="bold" style:font-charset="x-symbol"/>
    </style:style>
    <style:style style:name="ce7" style:family="table-cell" style:parent-style-name="Default" style:data-style-name="N0">
      <style:table-cell-properties style:vertical-align="middle" fo:wrap-option="wrap"/>
      <style:text-properties fo:color="#444444" style:font-name="Arial" style:font-name-asian="Arial" style:font-name-complex="Arial" fo:font-size="12pt" style:font-size-asian="12pt" style:font-size-complex="12pt"/>
    </style:style>
    <style:style style:name="ce8" style:family="table-cell" style:parent-style-name="Normal_32_2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0">
      <style:text-properties fo:color="#444444" style:font-name="Arial" style:font-name-asian="Arial" style:font-name-complex="Arial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Normal_32_3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fo:background-color="#C2D69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C2D69B"/>
    </style:style>
    <style:style style:name="ce21" style:family="table-cell" style:parent-style-name="Default" style:data-style-name="N0">
      <style:table-cell-properties style:vertical-align="automatic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2pt solid #000000" fo:border-left="none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style:repeat-content="false"/>
      <style:paragraph-properties fo:text-align="start" fo:margin-left="0cm"/>
      <style:text-properties fo:color="#008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start" fo:margin-left="0cm"/>
      <style:text-properties fo:color="#008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style:repeat-content="false"/>
      <style:paragraph-properties fo:text-align="start" fo:margin-left="0cm"/>
      <style:text-properties fo:color="#008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C2D69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8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65666666666667cm"/>
    </style:style>
    <style:style style:name="co2" style:family="table-column">
      <style:table-column-properties fo:break-before="auto" style:column-width="12.2766666666667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8.651875cm"/>
    </style:style>
    <style:style style:name="co8" style:family="table-column">
      <style:table-column-properties fo:break-before="auto" style:column-width="4.07458333333333cm"/>
    </style:style>
    <style:style style:name="co9" style:family="table-column">
      <style:table-column-properties fo:break-before="auto" style:column-width="6.85270833333333cm"/>
    </style:style>
    <style:style style:name="co10" style:family="table-column">
      <style:table-column-properties fo:break-before="auto" style:column-width="6.08541666666667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mary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3" table:number-rows-spanned="1" table:style-name="ce15">
            <text:p>October 2022 GB</text:p>
          </table:table-cell>
          <table:covered-table-cell table:number-columns-repeated="2"/>
          <table:table-cell table:number-columns-repeated="7" table:style-name="ce2"/>
          <table:table-cell table:number-columns-repeated="16374"/>
        </table:table-row>
        <table:table-row table:style-name="ro1">
          <table:table-cell office:value-type="string" table:style-name="ce3">
            <text:p>For October, only samples from GB are represented.<text:s/></text:p>
          </table:table-cell>
          <table:table-cell table:number-columns-repeated="9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office:value-type="string" table:style-name="ce4">
            <text:p>Beans with Pods</text:p>
          </table:table-cell>
          <table:table-cell table:number-columns-spanned="7" table:number-rows-spanned="1" table:style-name="ce16"/>
          <table:covered-table-cell table:number-columns-repeated="6"/>
          <table:table-cell table:style-name="ce5"/>
          <table:table-cell table:style-name="ce2"/>
          <table:table-cell table:number-columns-repeated="16374"/>
        </table:table-row>
        <table:table-row table:style-name="ro1">
          <table:table-cell office:value-type="string" table:style-name="ce6">
            <text:p></text:p>
          </table:table-cell>
          <table:table-cell office:value-type="string" table:number-columns-spanned="8" table:number-rows-spanned="1" table:style-name="ce17">
            <text:p>Sample of 6107/2022 French beans contained residues of captan (sum) at 0.06 mg/kg (MRL = 0.03*). This would not be expected to have an effect on health.   </text:p>
          </table:table-cell>
          <table:covered-table-cell table:number-columns-repeated="7"/>
          <table:table-cell table:style-name="ce7"/>
          <table:table-cell table:number-columns-repeated="16374"/>
        </table:table-row>
        <table:table-row table:style-name="ro2">
          <table:table-cell table:style-name="ce6"/>
          <table:table-cell table:number-columns-spanned="8" table:number-rows-spanned="1" table:style-name="ce16"/>
          <table:covered-table-cell table:number-columns-repeated="7"/>
          <table:table-cell table:style-name="ce7"/>
          <table:table-cell table:number-columns-repeated="16374"/>
        </table:table-row>
        <table:table-row table:style-name="ro2">
          <table:table-cell office:value-type="string" table:style-name="ce8">
            <text:p>Grapes</text:p>
          </table:table-cell>
          <table:table-cell table:number-columns-repeated="8" table:style-name="ce2"/>
          <table:table-cell table:style-name="ce9"/>
          <table:table-cell table:number-columns-repeated="16374"/>
        </table:table-row>
        <table:table-row table:style-name="ro2">
          <table:table-cell office:value-type="string" table:style-name="ce6">
            <text:p></text:p>
          </table:table-cell>
          <table:table-cell office:value-type="string" table:number-columns-spanned="8" table:number-rows-spanned="1" table:style-name="ce17">
            <text:p>Sample 6105/2022 Grapes contained a residue of ethephon at 0.9 mg/kg (MRL = 1). An effect on health is unlikely. <text:s/>A detailed risk assessment will be published in the Quarter 3 2022 report.<text:s/></text:p>
          </table:table-cell>
          <table:covered-table-cell table:number-columns-repeated="7"/>
          <table:table-cell table:style-name="ce10"/>
          <table:table-cell table:number-columns-repeated="16374"/>
        </table:table-row>
        <table:table-row table:style-name="ro2">
          <table:table-cell table:style-name="ce8"/>
          <table:table-cell table:number-columns-repeated="9" table:style-name="ce2"/>
          <table:table-cell table:number-columns-repeated="16374"/>
        </table:table-row>
        <table:table-row table:style-name="ro2">
          <table:table-cell office:value-type="string" table:style-name="ce8">
            <text:p>Potatoes</text:p>
          </table:table-cell>
          <table:table-cell table:style-name="ce11"/>
          <table:table-cell table:number-columns-repeated="8" table:style-name="ce2"/>
          <table:table-cell table:number-columns-repeated="16374"/>
        </table:table-row>
        <table:table-row table:style-name="ro1">
          <table:table-cell office:value-type="string" table:style-name="ce6">
            <text:p></text:p>
          </table:table-cell>
          <table:table-cell office:value-type="string" table:number-columns-spanned="8" table:number-rows-spanned="1" table:style-name="ce17">
            <text:p>None of the residues detected by the laboratory would be expected to have an effect on health<text:s text:c="3"/></text:p>
          </table:table-cell>
          <table:covered-table-cell table:number-columns-repeated="7"/>
          <table:table-cell table:style-name="ce2"/>
          <table:table-cell table:number-columns-repeated="16374"/>
        </table:table-row>
        <table:table-row table:style-name="ro2">
          <table:table-cell table:style-name="ce12"/>
          <table:table-cell table:number-columns-repeated="9" table:style-name="ce2"/>
          <table:table-cell table:number-columns-repeated="16374"/>
        </table:table-row>
        <table:table-row table:style-name="ro1">
          <table:table-cell office:value-type="string" table:style-name="ce13">
            <text:p>More detailed information about these residues can be found in the quarterly reports published on gov.uk https://www.gov.uk/government/collections/pesticide-residues-in-food-results-of-monitoring-programme#quarterly-reports</text:p>
          </table:table-cell>
          <table:table-cell table:style-name="ce13"/>
          <table:table-cell table:number-columns-repeated="8" table:style-name="ce2"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NOTE: * Indicates MRL is set to the Limit Of Detection. </text:p>
          </table:table-cell>
          <table:table-cell table:number-columns-repeated="5" table:style-name="ce14"/>
          <table:table-cell table:number-columns-repeated="16378" table:style-name="ce1"/>
        </table:table-row>
        <table:table-row table:style-name="ro1">
          <table:table-cell office:value-type="string" table:number-columns-spanned="6" table:number-rows-spanned="1" table:style-name="ce18">
            <text:p>Please note that RL in this data refers to the Reporting Limit or lowest level at which a residue will be reported by a laboratory for that particular survey<text:s/>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1048560" table:style-name="ro3">
          <table:table-cell table:number-columns-repeated="16384"/>
        </table:table-row>
      </table:table>
      <table:table table:name="Beans_with_Pods_(GB)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3">
          <table:table-cell office:value-type="string" table:style-name="ce19">
            <text:p>Expert Committee on Pesticide Residues in Food Sample Details October 2022 Beans with Pods (GB)         <text:span text:style-name="T1"> </text:span></text:p>
          </table:table-cell>
          <table:table-cell table:number-columns-repeated="8" table:style-name="ce20"/>
          <table:table-cell table:number-columns-repeated="16375" table:style-name="ce21"/>
        </table:table-row>
        <table:table-row table:style-name="ro4">
          <table:table-cell office:value-type="string" table:style-name="ce22">
            <text:p>Sample ID<text:span text:style-name="T1"> </text:span></text:p>
          </table:table-cell>
          <table:table-cell office:value-type="string" table:style-name="ce23">
            <text:p>Date of Sampling<text:span text:style-name="T1"> </text:span></text:p>
          </table:table-cell>
          <table:table-cell office:value-type="string" table:style-name="ce24">
            <text:p>Description<text:span text:style-name="T1"> </text:span></text:p>
          </table:table-cell>
          <table:table-cell office:value-type="string" table:style-name="ce23">
            <text:p>Country of Origin<text:span text:style-name="T1"> </text:span></text:p>
          </table:table-cell>
          <table:table-cell office:value-type="string" table:style-name="ce24">
            <text:p>Sampling Point<text:span text:style-name="T1"> </text:span></text:p>
          </table:table-cell>
          <table:table-cell office:value-type="string" table:style-name="ce24">
            <text:p>Address<text:span text:style-name="T1"> </text:span></text:p>
          </table:table-cell>
          <table:table-cell office:value-type="string" table:style-name="ce24">
            <text:p>Brand Name<text:span text:style-name="T1"> </text:span></text:p>
          </table:table-cell>
          <table:table-cell office:value-type="string" table:style-name="ce24">
            <text:p>Packer / Manufacturer / Importer<text:span text:style-name="T1"> </text:span></text:p>
          </table:table-cell>
          <table:table-cell office:value-type="string" table:style-name="ce25">
            <text:p>Pesticide residues found in mg/kg (MRL)<text:span text:style-name="T1"> </text:span>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3">
            <text:p>Fine Beans        <text:span text:style-name="T1"> </text:span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26">
            <text:p>6069/2022 </text:p>
          </table:table-cell>
          <table:table-cell office:value-type="string" table:style-name="ce27">
            <text:p>11/10/2022 </text:p>
          </table:table-cell>
          <table:table-cell office:value-type="string" table:style-name="ce27">
            <text:p>Fine Beans </text:p>
          </table:table-cell>
          <table:table-cell office:value-type="string" table:style-name="ce27">
            <text:p>Kenya </text:p>
          </table:table-cell>
          <table:table-cell office:value-type="string" table:style-name="ce27">
            <text:p>Nationwide Produce PLC </text:p>
          </table:table-cell>
          <table:table-cell office:value-type="string" table:style-name="ce27">
            <text:p>7 Enterprise Way, Vale Park, Evesham WR11 1GS </text:p>
          </table:table-cell>
          <table:table-cell office:value-type="string" table:style-name="ce27">
            <text:p>Fruitful Farms Ltd  </text:p>
          </table:table-cell>
          <table:table-cell office:value-type="string" table:style-name="ce27">
            <text:p>Fruitful Farms Ltd PO Box 372-00206, Namaga, Kenya  </text:p>
          </table:table-cell>
          <table:table-cell office:value-type="string" table:style-name="ce28">
            <text:p>deltamethrin 0.02 (MRL = 0.2) </text:p>
          </table:table-cell>
          <table:table-cell table:number-columns-repeated="16375"/>
        </table:table-row>
        <table:table-row table:style-name="ro4">
          <table:table-cell office:value-type="string" table:style-name="ce26">
            <text:p>6137/2022 </text:p>
          </table:table-cell>
          <table:table-cell office:value-type="string" table:style-name="ce27">
            <text:p>25/10/2022 </text:p>
          </table:table-cell>
          <table:table-cell office:value-type="string" table:style-name="ce27">
            <text:p>Fine Beans </text:p>
          </table:table-cell>
          <table:table-cell office:value-type="string" table:style-name="ce27">
            <text:p>Kenya </text:p>
          </table:table-cell>
          <table:table-cell office:value-type="string" table:style-name="ce27">
            <text:p>Total Produce Ltd. </text:p>
          </table:table-cell>
          <table:table-cell office:value-type="string" table:style-name="ce27">
            <text:p>Birmingham Wholesale Market, The Hub, Nobel Way, Witton B6 7EU </text:p>
          </table:table-cell>
          <table:table-cell office:value-type="string" table:style-name="ce27">
            <text:p>Romwa Fresh  </text:p>
          </table:table-cell>
          <table:table-cell office:value-type="string" table:style-name="ce27">
            <text:p>Romwa Ventures Ltd PO Box 10795-00200, Nairobi, Kenya 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3">
            <text:p>Green Beans        <text:span text:style-name="T1"> </text:span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26">
            <text:p>1264/2022 </text:p>
          </table:table-cell>
          <table:table-cell office:value-type="string" table:style-name="ce27">
            <text:p>10/10/2022 </text:p>
          </table:table-cell>
          <table:table-cell office:value-type="string" table:style-name="ce27">
            <text:p>Green Beans </text:p>
          </table:table-cell>
          <table:table-cell office:value-type="string" table:style-name="ce27">
            <text:p>Egypt </text:p>
          </table:table-cell>
          <table:table-cell office:value-type="string" table:style-name="ce27">
            <text:p>Amer Superfresh Ltd </text:p>
          </table:table-cell>
          <table:table-cell office:value-type="string" table:style-name="ce27">
            <text:p>Stand 108, New Springfields Market, Leyton E10 5SL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Egyptian Company for Export Awel Mayo 4B Building, Nasr City, Cairo 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4">
          <table:table-cell office:value-type="string" table:style-name="ce29">
            <text:p>6107/2022<text:span text:style-name="T2"> </text:span></text:p>
          </table:table-cell>
          <table:table-cell office:value-type="string" table:style-name="ce30">
            <text:p>25/10/2022<text:span text:style-name="T2"> </text:span></text:p>
          </table:table-cell>
          <table:table-cell office:value-type="string" table:style-name="ce30">
            <text:p>French Beans<text:span text:style-name="T2"> </text:span></text:p>
          </table:table-cell>
          <table:table-cell office:value-type="string" table:style-name="ce30">
            <text:p>Guatemala<text:span text:style-name="T2"> </text:span></text:p>
          </table:table-cell>
          <table:table-cell office:value-type="string" table:style-name="ce30">
            <text:p>Costco Wholesale<text:span text:style-name="T2"> </text:span></text:p>
          </table:table-cell>
          <table:table-cell office:value-type="string" table:style-name="ce30">
            <text:p>Mandela Way, Off Handy Drive, Gateshead HE11 9DH<text:span text:style-name="T2"> </text:span></text:p>
          </table:table-cell>
          <table:table-cell office:value-type="string" table:style-name="ce30">
            <text:p>Alpine Fresh <text:span text:style-name="T2"> </text:span></text:p>
          </table:table-cell>
          <table:table-cell office:value-type="string" table:style-name="ce30">
            <text:p>Alpine Fresh Inc Miami, FL 33178, USA <text:span text:style-name="T2"> </text:span></text:p>
          </table:table-cell>
          <table:table-cell office:value-type="string" table:style-name="ce31">
            <text:p>captan (sum) 0.06 (MRL = 0.03*)<text:span text:style-name="T2"> </text:span>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34">
            <text:p>1235/2022 </text:p>
          </table:table-cell>
          <table:table-cell office:value-type="string" table:number-columns-spanned="1" table:number-rows-spanned="2" table:style-name="ce35">
            <text:p>11/10/2022 </text:p>
          </table:table-cell>
          <table:table-cell office:value-type="string" table:number-columns-spanned="1" table:number-rows-spanned="2" table:style-name="ce35">
            <text:p>Haricot Vert Bobby Beans </text:p>
          </table:table-cell>
          <table:table-cell office:value-type="string" table:number-columns-spanned="1" table:number-rows-spanned="2" table:style-name="ce35">
            <text:p>Morocco </text:p>
          </table:table-cell>
          <table:table-cell office:value-type="string" table:number-columns-spanned="1" table:number-rows-spanned="2" table:style-name="ce35">
            <text:p>Indo Lanka Importers Ltd </text:p>
          </table:table-cell>
          <table:table-cell office:value-type="string" table:number-columns-spanned="1" table:number-rows-spanned="2" table:style-name="ce35">
            <text:p>P10/11 Produce Hall, Western International Market, Southall UB2 5XJ </text:p>
          </table:table-cell>
          <table:table-cell office:value-type="string" table:number-columns-spanned="1" table:number-rows-spanned="2" table:style-name="ce35">
            <text:p>None stated  </text:p>
          </table:table-cell>
          <table:table-cell office:value-type="string" table:number-columns-spanned="1" table:number-rows-spanned="2" table:style-name="ce35">
            <text:p>Quality Citrus Morocco Tafraout, NH8-28, Ben Sergo founty, Agadir  </text:p>
          </table:table-cell>
          <table:table-cell office:value-type="string" table:style-name="ce28">
            <text:p>boscalid 0.02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trifloxystrobin 0.01 (MRL = 1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36">
            <text:p>1289/2022 </text:p>
          </table:table-cell>
          <table:table-cell office:value-type="string" table:number-columns-spanned="1" table:number-rows-spanned="3" table:style-name="ce37">
            <text:p>11/10/2022 </text:p>
          </table:table-cell>
          <table:table-cell office:value-type="string" table:number-columns-spanned="1" table:number-rows-spanned="3" table:style-name="ce37">
            <text:p>Green Beans </text:p>
          </table:table-cell>
          <table:table-cell office:value-type="string" table:number-columns-spanned="1" table:number-rows-spanned="3" table:style-name="ce37">
            <text:p>UK </text:p>
          </table:table-cell>
          <table:table-cell office:value-type="string" table:number-columns-spanned="1" table:number-rows-spanned="3" table:style-name="ce37">
            <text:p>Lidl Limited </text:p>
          </table:table-cell>
          <table:table-cell office:value-type="string" table:number-columns-spanned="1" table:number-rows-spanned="3" table:style-name="ce37">
            <text:p>Newton Aycliffe RDC, GFF Millennium Way, Newton Aycliffe Industrial Estate, Newton Aycliffe DL5 6BA </text:p>
          </table:table-cell>
          <table:table-cell office:value-type="string" table:number-columns-spanned="1" table:number-rows-spanned="3" table:style-name="ce37">
            <text:p>Oaklands  </text:p>
          </table:table-cell>
          <table:table-cell office:value-type="string" table:number-columns-spanned="1" table:number-rows-spanned="3" table:style-name="ce37">
            <text:p>Sandfield Farms Atherstone, Atherstone Industrial Estate, Stratford Upon Avon CV37 8BJ </text:p>
          </table:table-cell>
          <table:table-cell office:value-type="string" table:style-name="ce28">
            <text:p>cyprodinil 0.02 (MRL = 2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azoxystrobin 0.01 (MRL = 3) 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2">
            <text:p>tebuconazole 0.01 (MRL = 2) </text:p>
          </table:table-cell>
          <table:table-cell table:number-columns-repeated="16375"/>
        </table:table-row>
        <table:table-row table:number-rows-repeated="1048563" table:style-name="ro3">
          <table:table-cell table:number-columns-repeated="16384"/>
        </table:table-row>
      </table:table>
      <table:table table:name="Grapes_(GB)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3">
          <table:table-cell office:value-type="string" table:style-name="ce19">
            <text:p>Expert Committee on Pesticide Residues in Food Sample Details October 2022 Grapes (GB)         <text:span text:style-name="T1"> </text:span></text:p>
          </table:table-cell>
          <table:table-cell table:number-columns-repeated="8" table:style-name="ce20"/>
          <table:table-cell table:number-columns-repeated="16375" table:style-name="ce21"/>
        </table:table-row>
        <table:table-row table:style-name="ro4">
          <table:table-cell office:value-type="string" table:style-name="ce22">
            <text:p>Sample ID<text:span text:style-name="T1"> </text:span></text:p>
          </table:table-cell>
          <table:table-cell office:value-type="string" table:style-name="ce23">
            <text:p>Date of Sampling<text:span text:style-name="T1"> </text:span></text:p>
          </table:table-cell>
          <table:table-cell office:value-type="string" table:style-name="ce24">
            <text:p>Description<text:span text:style-name="T1"> </text:span></text:p>
          </table:table-cell>
          <table:table-cell office:value-type="string" table:style-name="ce23">
            <text:p>Country of Origin<text:span text:style-name="T1"> </text:span></text:p>
          </table:table-cell>
          <table:table-cell office:value-type="string" table:style-name="ce24">
            <text:p>Sampling Point<text:span text:style-name="T1"> </text:span></text:p>
          </table:table-cell>
          <table:table-cell office:value-type="string" table:style-name="ce24">
            <text:p>Address<text:span text:style-name="T1"> </text:span></text:p>
          </table:table-cell>
          <table:table-cell office:value-type="string" table:style-name="ce24">
            <text:p>Brand Name<text:span text:style-name="T1"> </text:span></text:p>
          </table:table-cell>
          <table:table-cell office:value-type="string" table:style-name="ce24">
            <text:p>Packer / Manufacturer / Importer<text:span text:style-name="T1"> </text:span></text:p>
          </table:table-cell>
          <table:table-cell office:value-type="string" table:style-name="ce25">
            <text:p>Pesticide residues found in mg/kg (MRL)<text:span text:style-name="T1"> </text:span>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34">
            <text:p>1188/2022 </text:p>
          </table:table-cell>
          <table:table-cell office:value-type="string" table:number-columns-spanned="1" table:number-rows-spanned="4" table:style-name="ce35">
            <text:p>10/10/2022 </text:p>
          </table:table-cell>
          <table:table-cell office:value-type="string" table:number-columns-spanned="1" table:number-rows-spanned="4" table:style-name="ce35">
            <text:p>IFG Three Grapes </text:p>
          </table:table-cell>
          <table:table-cell office:value-type="string" table:number-columns-spanned="1" table:number-rows-spanned="4" table:style-name="ce35">
            <text:p>Spain </text:p>
          </table:table-cell>
          <table:table-cell office:value-type="string" table:number-columns-spanned="1" table:number-rows-spanned="4" table:style-name="ce35">
            <text:p>Alfred Price &amp; Sons Ltd. </text:p>
          </table:table-cell>
          <table:table-cell office:value-type="string" table:number-columns-spanned="1" table:number-rows-spanned="4" table:style-name="ce35">
            <text:p>Penrhyn Road, Knowsley Business Park South, Knowsley L34 9HD </text:p>
          </table:table-cell>
          <table:table-cell office:value-type="string" table:number-columns-spanned="1" table:number-rows-spanned="4" table:style-name="ce35">
            <text:p>None stated  </text:p>
          </table:table-cell>
          <table:table-cell office:value-type="string" table:number-columns-spanned="1" table:number-rows-spanned="4" table:style-name="ce35">
            <text:p>MOYCA Grapes SL Pol. Ind. El Saladar, Fase IV, c/Arquimedes 4 Murcia  </text:p>
          </table:table-cell>
          <table:table-cell office:value-type="string" table:style-name="ce28">
            <text:p>trifloxystrobin 0.03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spirotetramat (sum) 0.1 (MRL = 2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luopyram 0.5 (MRL = 1.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ethephon 0.2 (MRL = 1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34">
            <text:p>6071/2022 </text:p>
          </table:table-cell>
          <table:table-cell office:value-type="string" table:number-columns-spanned="1" table:number-rows-spanned="4" table:style-name="ce35">
            <text:p>25/10/2022 </text:p>
          </table:table-cell>
          <table:table-cell office:value-type="string" table:number-columns-spanned="1" table:number-rows-spanned="4" table:style-name="ce35">
            <text:p>Autumn Seedless Grapes </text:p>
          </table:table-cell>
          <table:table-cell office:value-type="string" table:number-columns-spanned="1" table:number-rows-spanned="4" table:style-name="ce35">
            <text:p>Italy </text:p>
          </table:table-cell>
          <table:table-cell office:value-type="string" table:number-columns-spanned="1" table:number-rows-spanned="4" table:style-name="ce35">
            <text:p>Fresh Service Ltd </text:p>
          </table:table-cell>
          <table:table-cell office:value-type="string" table:number-columns-spanned="1" table:number-rows-spanned="4" table:style-name="ce35">
            <text:p>Darenth Hill, Dartford, Kent DA2 7QY </text:p>
          </table:table-cell>
          <table:table-cell office:value-type="string" table:number-columns-spanned="1" table:number-rows-spanned="4" table:style-name="ce35">
            <text:p>None stated  </text:p>
          </table:table-cell>
          <table:table-cell office:value-type="string" table:number-columns-spanned="1" table:number-rows-spanned="4" table:style-name="ce35">
            <text:p>AZ. Agri. Lo Di. Di Diomede Lorenzo S.P. 240km 14 Z.I., Rutigliano BA  </text:p>
          </table:table-cell>
          <table:table-cell office:value-type="string" table:style-name="ce28">
            <text:p>fluxapyroxad 0.2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ludioxonil 0.3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dimethomorph 0.02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spiroxamine 0.08 (MRL = 0.6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7" table:style-name="ce34">
            <text:p>6175/2022 </text:p>
          </table:table-cell>
          <table:table-cell office:value-type="string" table:number-columns-spanned="1" table:number-rows-spanned="7" table:style-name="ce35">
            <text:p>26/10/2022 </text:p>
          </table:table-cell>
          <table:table-cell office:value-type="string" table:number-columns-spanned="1" table:number-rows-spanned="7" table:style-name="ce35">
            <text:p>IFG Three Grapes </text:p>
          </table:table-cell>
          <table:table-cell office:value-type="string" table:number-columns-spanned="1" table:number-rows-spanned="7" table:style-name="ce35">
            <text:p>Spain </text:p>
          </table:table-cell>
          <table:table-cell office:value-type="string" table:number-columns-spanned="1" table:number-rows-spanned="7" table:style-name="ce35">
            <text:p>Fruity Fresh Ltd </text:p>
          </table:table-cell>
          <table:table-cell office:value-type="string" table:number-columns-spanned="1" table:number-rows-spanned="7" table:style-name="ce35">
            <text:p>P39 Produce Hall, Western International Market, Hayes Road, Southall UB2 5XJ </text:p>
          </table:table-cell>
          <table:table-cell office:value-type="string" table:number-columns-spanned="1" table:number-rows-spanned="7" table:style-name="ce35">
            <text:p>None stated  </text:p>
          </table:table-cell>
          <table:table-cell office:value-type="string" table:number-columns-spanned="1" table:number-rows-spanned="7" table:style-name="ce35">
            <text:p>Moyca Grapes S.L. c/Arquimedes s/n Pol. Ind. El Saladar 30850, Totana, Murcia, Spain  </text:p>
          </table:table-cell>
          <table:table-cell office:value-type="string" table:style-name="ce28">
            <text:p>chlorantraniliprole 0.03 (MRL = 1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ethephon 0.06 (MRL = 1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luopyram 0.2 (MRL = 1.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spirotetramat (sum) 0.04 (MRL = 2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trifloxystrobin 0.02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tetraconazole 0.07 (MRL = 0.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acetamiprid 0.2 (MRL = 0.5) 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3" table:style-name="ce34">
            <text:p>1290/2022 </text:p>
          </table:table-cell>
          <table:table-cell office:value-type="string" table:number-columns-spanned="1" table:number-rows-spanned="3" table:style-name="ce35">
            <text:p>11/10/2022 </text:p>
          </table:table-cell>
          <table:table-cell office:value-type="string" table:number-columns-spanned="1" table:number-rows-spanned="3" table:style-name="ce35">
            <text:p>Sugra16 Sable Seedless Speciality Grapes </text:p>
          </table:table-cell>
          <table:table-cell office:value-type="string" table:number-columns-spanned="1" table:number-rows-spanned="3" table:style-name="ce35">
            <text:p>Spain </text:p>
          </table:table-cell>
          <table:table-cell office:value-type="string" table:number-columns-spanned="1" table:number-rows-spanned="3" table:style-name="ce35">
            <text:p>Lidl Limited </text:p>
          </table:table-cell>
          <table:table-cell office:value-type="string" table:number-columns-spanned="1" table:number-rows-spanned="3" table:style-name="ce35">
            <text:p>Newton Aycliffe Regional Distribution Centre, Off Millennium Way, Newton Aycliffe Industrial Estate, Newton Aycliffe DL5 6BA </text:p>
          </table:table-cell>
          <table:table-cell office:value-type="string" table:number-columns-spanned="1" table:number-rows-spanned="3" table:style-name="ce35">
            <text:p>Deluxe  </text:p>
          </table:table-cell>
          <table:table-cell office:value-type="string" table:number-columns-spanned="1" table:number-rows-spanned="3" table:style-name="ce35">
            <text:p>MOYCA - Centro El Saladar c/Arquimedes s/n P.I. El Saladar 30850 Totana, Murcia, Spain  </text:p>
          </table:table-cell>
          <table:table-cell office:value-type="string" table:style-name="ce28">
            <text:p>trifloxystrobin 0.09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spirotetramat (sum) 0.4 (MRL = 2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ethephon 0.07 (MRL = 1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34">
            <text:p>6059/2022 </text:p>
          </table:table-cell>
          <table:table-cell office:value-type="string" table:number-columns-spanned="1" table:number-rows-spanned="4" table:style-name="ce35">
            <text:p>12/10/2022 </text:p>
          </table:table-cell>
          <table:table-cell office:value-type="string" table:number-columns-spanned="1" table:number-rows-spanned="4" table:style-name="ce35">
            <text:p>IFG Twenty Black Seedless Grapes </text:p>
          </table:table-cell>
          <table:table-cell office:value-type="string" table:number-columns-spanned="1" table:number-rows-spanned="4" table:style-name="ce35">
            <text:p>Spain </text:p>
          </table:table-cell>
          <table:table-cell office:value-type="string" table:number-columns-spanned="1" table:number-rows-spanned="4" table:style-name="ce35">
            <text:p>Lidl Limited </text:p>
          </table:table-cell>
          <table:table-cell office:value-type="string" table:number-columns-spanned="1" table:number-rows-spanned="4" table:style-name="ce35">
            <text:p>1 Burts Wharf, Crabtree Manorway North, Belvedere DA17 6LJ </text:p>
          </table:table-cell>
          <table:table-cell office:value-type="string" table:number-columns-spanned="1" table:number-rows-spanned="4" table:style-name="ce35">
            <text:p>Oaklands  </text:p>
          </table:table-cell>
          <table:table-cell office:value-type="string" table:number-columns-spanned="1" table:number-rows-spanned="4" table:style-name="ce35">
            <text:p>Agricola Velasco Garcia S.L. Agrontiva Alhama, CTRA Alhama-Cartagena, 30840 Alhama de Murcia, Murcia  </text:p>
          </table:table-cell>
          <table:table-cell office:value-type="string" table:style-name="ce28">
            <text:p>fluxapyroxad 0.06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ludioxonil 0.2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azofamid 0.1 (MRL = 2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metrafenone 0.06 (MRL = 7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8" table:style-name="ce36">
            <text:p>6105/2022 </text:p>
          </table:table-cell>
          <table:table-cell office:value-type="string" table:number-columns-spanned="1" table:number-rows-spanned="8" table:style-name="ce37">
            <text:p>11/10/2022 </text:p>
          </table:table-cell>
          <table:table-cell office:value-type="string" table:number-columns-spanned="1" table:number-rows-spanned="8" table:style-name="ce37">
            <text:p>Sheegene20 Allison Red Seedless Grapes </text:p>
          </table:table-cell>
          <table:table-cell office:value-type="string" table:number-columns-spanned="1" table:number-rows-spanned="8" table:style-name="ce37">
            <text:p>Spain </text:p>
          </table:table-cell>
          <table:table-cell office:value-type="string" table:number-columns-spanned="1" table:number-rows-spanned="8" table:style-name="ce37">
            <text:p>Lidl Limited </text:p>
          </table:table-cell>
          <table:table-cell office:value-type="string" table:number-columns-spanned="1" table:number-rows-spanned="8" table:style-name="ce37">
            <text:p>Newton Aycliffe Regional Distribution Centre, Off Millennium Way, Newton Aycliffe Industrial Estate, Newton Aycliffe DL5 6BA </text:p>
          </table:table-cell>
          <table:table-cell office:value-type="string" table:number-columns-spanned="1" table:number-rows-spanned="8" table:style-name="ce37">
            <text:p>Oaklands  </text:p>
          </table:table-cell>
          <table:table-cell office:value-type="string" table:number-columns-spanned="1" table:number-rows-spanned="8" table:style-name="ce37">
            <text:p>Agrofruits Levante S.L. Agrontiva Alhama, CTRA Alhama-Cartagena, 30840 Alhama de Murcia, Spain  </text:p>
          </table:table-cell>
          <table:table-cell office:value-type="string" table:style-name="ce28">
            <text:p>metalaxyl (sum) 0.01 (MRL = 2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luopyram 0.2 (MRL = 1.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ludioxonil 0.07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ethephon 0.9 (MRL = 1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azofamid 0.3 (MRL = 2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prodinil 0.09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boscalid 0.9 (MRL = 5) 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2">
            <text:p>acetamiprid 0.1 (MRL = 0.5) </text:p>
          </table:table-cell>
          <table:table-cell table:number-columns-repeated="16375"/>
        </table:table-row>
        <table:table-row table:number-rows-repeated="1048544" table:style-name="ro3">
          <table:table-cell table:number-columns-repeated="16384"/>
        </table:table-row>
      </table:table>
      <table:table table:name="Potatoes_(GB)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3">
          <table:table-cell office:value-type="string" table:style-name="ce19">
            <text:p>Expert Committee on Pesticide Residues in Food Sample Details 26/09/2022 to 30/10/2022 Potatoes (GB)         <text:span text:style-name="T1"> </text:span></text:p>
          </table:table-cell>
          <table:table-cell table:number-columns-repeated="8" table:style-name="ce20"/>
          <table:table-cell table:number-columns-repeated="16375" table:style-name="ce21"/>
        </table:table-row>
        <table:table-row table:style-name="ro6">
          <table:table-cell office:value-type="string" table:style-name="ce22">
            <text:p>Sample ID<text:span text:style-name="T1"> </text:span></text:p>
          </table:table-cell>
          <table:table-cell office:value-type="string" table:style-name="ce24">
            <text:p>Date of Sampling<text:span text:style-name="T1"> </text:span></text:p>
          </table:table-cell>
          <table:table-cell office:value-type="string" table:style-name="ce24">
            <text:p>Description<text:span text:style-name="T1"> </text:span></text:p>
          </table:table-cell>
          <table:table-cell office:value-type="string" table:style-name="ce24">
            <text:p>Country of Origin<text:span text:style-name="T1"> </text:span></text:p>
          </table:table-cell>
          <table:table-cell office:value-type="string" table:style-name="ce24">
            <text:p>Sampling Point<text:span text:style-name="T1"> </text:span></text:p>
          </table:table-cell>
          <table:table-cell office:value-type="string" table:style-name="ce24">
            <text:p>Address<text:span text:style-name="T1"> </text:span></text:p>
          </table:table-cell>
          <table:table-cell office:value-type="string" table:style-name="ce24">
            <text:p>Brand Name<text:span text:style-name="T1"> </text:span></text:p>
          </table:table-cell>
          <table:table-cell office:value-type="string" table:style-name="ce24">
            <text:p>Packer / Manufacturer / Importer<text:span text:style-name="T1"> </text:span></text:p>
          </table:table-cell>
          <table:table-cell office:value-type="string" table:style-name="ce25">
            <text:p>Pesticide residues found in mg/kg (MRL)<text:span text:style-name="T1"> </text:span>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0755/2022 </text:p>
          </table:table-cell>
          <table:table-cell office:value-type="string" table:style-name="ce27">
            <text:p>18/10/2022 </text:p>
          </table:table-cell>
          <table:table-cell office:value-type="string" table:style-name="ce27">
            <text:p>Alexandra Ware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Albert Bartlett Potatoes Ltd </text:p>
          </table:table-cell>
          <table:table-cell office:value-type="string" table:style-name="ce27">
            <text:p>Kirton Holme, Kirton, Boston PE20 1TT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 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0947/2022 </text:p>
          </table:table-cell>
          <table:table-cell office:value-type="string" table:style-name="ce27">
            <text:p>26/10/2022 </text:p>
          </table:table-cell>
          <table:table-cell office:value-type="string" table:style-name="ce27">
            <text:p>Shannon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B &amp; F Potatoes Ltd </text:p>
          </table:table-cell>
          <table:table-cell office:value-type="string" table:style-name="ce27">
            <text:p>Glebe Farm, Butterwick, Malton YO17 8HF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B &amp; F Potatoes Ltd Glebe Farm, Butterwick, Malton YO17 8HF </text:p>
          </table:table-cell>
          <table:table-cell office:value-type="string" table:style-name="ce28">
            <text:p>flonicamid (sum) 0.03 (MRL = 0.09) </text:p>
          </table:table-cell>
          <table:table-cell table:number-columns-repeated="16375"/>
        </table:table-row>
        <table:table-row table:style-name="ro7">
          <table:table-cell office:value-type="string" table:style-name="ce26">
            <text:p>0779/2022 </text:p>
          </table:table-cell>
          <table:table-cell office:value-type="string" table:style-name="ce27">
            <text:p>28/09/2022 </text:p>
          </table:table-cell>
          <table:table-cell office:value-type="string" table:style-name="ce27">
            <text:p>Marfona Unwashed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Booker </text:p>
          </table:table-cell>
          <table:table-cell office:value-type="string" table:style-name="ce27">
            <text:p>95 Woodside Road, Eastleigh SO50 4ZS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Farm Fresh Wellingborough NN8 1LT </text:p>
          </table:table-cell>
          <table:table-cell office:value-type="string" table:style-name="ce28">
            <text:p>propamocarb (sum) 0.02 (MRL = 0.3) </text:p>
          </table:table-cell>
          <table:table-cell table:number-columns-repeated="16375"/>
        </table:table-row>
        <table:table-row table:style-name="ro7">
          <table:table-cell office:value-type="string" table:style-name="ce26">
            <text:p>1267/2022 </text:p>
          </table:table-cell>
          <table:table-cell office:value-type="string" table:style-name="ce27">
            <text:p>24/10/2022 </text:p>
          </table:table-cell>
          <table:table-cell office:value-type="string" table:style-name="ce27">
            <text:p>Main Crop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Booker Hart Ltd </text:p>
          </table:table-cell>
          <table:table-cell office:value-type="string" table:style-name="ce27">
            <text:p>No1 Sherrin Road, Stand 19-20 S10 5SJ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A H Worth Ltd Fleet Estate Office, Holbeach Hurn, Spalding, Lincolnshire PE12 8LR </text:p>
          </table:table-cell>
          <table:table-cell office:value-type="string" table:style-name="ce28">
            <text:p>maleic hydrazide 1.5 (MRL = 60)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0927/2022 </text:p>
          </table:table-cell>
          <table:table-cell office:value-type="string" table:style-name="ce27">
            <text:p>27/09/2022 </text:p>
          </table:table-cell>
          <table:table-cell office:value-type="string" table:style-name="ce27">
            <text:p>Maris Piper Ware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Edima Holdings Ltd </text:p>
          </table:table-cell>
          <table:table-cell office:value-type="string" table:style-name="ce27">
            <text:p>Langley Brook Farm, London Road, Tamworth B78 2BP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Bruchshore 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7">
          <table:table-cell office:value-type="string" table:style-name="ce26">
            <text:p>0791/2022 </text:p>
          </table:table-cell>
          <table:table-cell office:value-type="string" table:style-name="ce27">
            <text:p>13/10/2022 </text:p>
          </table:table-cell>
          <table:table-cell office:value-type="string" table:style-name="ce27">
            <text:p>Maris Piper Unwashed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Fisher of Newbury </text:p>
          </table:table-cell>
          <table:table-cell office:value-type="string" table:style-name="ce27">
            <text:p>Unit G, Hambridge Lane, Newbury RG14 5TU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A H Worth Fleet Estate Office, Manor Farm, Holbeach Hurn, Lincolnshire PE12 8LR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0773/2022 </text:p>
          </table:table-cell>
          <table:table-cell office:value-type="string" table:style-name="ce27">
            <text:p>04/10/2022 </text:p>
          </table:table-cell>
          <table:table-cell office:value-type="string" table:style-name="ce27">
            <text:p>Celebration Ware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High Trees Packers Ltd </text:p>
          </table:table-cell>
          <table:table-cell office:value-type="string" table:style-name="ce27">
            <text:p>High Roding, Dunmow CM6 1NU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Home Farm Nacton Field Magdalene  </text:p>
          </table:table-cell>
          <table:table-cell office:value-type="string" table:style-name="ce28">
            <text:p>fluopyram 0.01 (MRL = 0.15)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6094/2022 </text:p>
          </table:table-cell>
          <table:table-cell office:value-type="string" table:style-name="ce27">
            <text:p>28/09/2022 </text:p>
          </table:table-cell>
          <table:table-cell office:value-type="string" table:style-name="ce27">
            <text:p>Markies Ware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Isle of Ely Produce </text:p>
          </table:table-cell>
          <table:table-cell office:value-type="string" table:style-name="ce27">
            <text:p>Oak Tree Farm, Ely, Cambridgeshire CB6 1RS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 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7">
          <table:table-cell office:value-type="string" table:style-name="ce26">
            <text:p>0923/2022 </text:p>
          </table:table-cell>
          <table:table-cell office:value-type="string" table:style-name="ce27">
            <text:p>05/10/2022 </text:p>
          </table:table-cell>
          <table:table-cell office:value-type="string" table:style-name="ce27">
            <text:p>Lady Terra Ware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Jess Turner Ltd </text:p>
          </table:table-cell>
          <table:table-cell office:value-type="string" table:style-name="ce27">
            <text:p>Highfield View, 420 Blackburn Road, Higher Wheelton Chorley Lancashire PR6 8HX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Bernard Webb &amp; Sons Manor Farm, Within Way, Hale Village, Liverpool, Merseyside L24 4BX </text:p>
          </table:table-cell>
          <table:table-cell office:value-type="string" table:style-name="ce28">
            <text:p>maleic hydrazide 14 (MRL = 60) </text:p>
          </table:table-cell>
          <table:table-cell table:number-columns-repeated="16375"/>
        </table:table-row>
        <table:table-row table:style-name="ro7">
          <table:table-cell office:value-type="string" table:style-name="ce26">
            <text:p>0935/2022 </text:p>
          </table:table-cell>
          <table:table-cell office:value-type="string" table:style-name="ce27">
            <text:p>29/09/2022 </text:p>
          </table:table-cell>
          <table:table-cell office:value-type="string" table:style-name="ce27">
            <text:p>Lady Rosetta Ware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Kettle Foods Ltd </text:p>
          </table:table-cell>
          <table:table-cell office:value-type="string" table:style-name="ce27">
            <text:p>38 Barnard Road, Norwich NR5 9JP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Strawson Farms Hexgreave Hall, Upper Hexgreave, Farnsfield, Newark, Nottinghamshire NG22 8LS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0939/2022 </text:p>
          </table:table-cell>
          <table:table-cell office:value-type="string" table:style-name="ce27">
            <text:p>18/10/2022 </text:p>
          </table:table-cell>
          <table:table-cell office:value-type="string" table:style-name="ce27">
            <text:p>Sagitta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L &amp; D Flowers </text:p>
          </table:table-cell>
          <table:table-cell office:value-type="string" table:style-name="ce27">
            <text:p>Dobneys Yard PE11 4AG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   </text:p>
          </table:table-cell>
          <table:table-cell office:value-type="string" table:style-name="ce28">
            <text:p>maleic hydrazide 13 (MRL = 60)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1079/2022 </text:p>
          </table:table-cell>
          <table:table-cell office:value-type="string" table:style-name="ce27">
            <text:p>06/10/2022 </text:p>
          </table:table-cell>
          <table:table-cell office:value-type="string" table:style-name="ce27">
            <text:p>Fontaine Ware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Lamb Weston Meijer </text:p>
          </table:table-cell>
          <table:table-cell office:value-type="string" table:style-name="ce27">
            <text:p>Weasenham Lane, Wisbech PE13 2RN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AKP   </text:p>
          </table:table-cell>
          <table:table-cell office:value-type="string" table:style-name="ce28">
            <text:p>maleic hydrazide 10 (MRL = 60) </text:p>
          </table:table-cell>
          <table:table-cell table:number-columns-repeated="16375"/>
        </table:table-row>
        <table:table-row table:style-name="ro7">
          <table:table-cell office:value-type="string" table:style-name="ce26">
            <text:p>0781/2022 </text:p>
          </table:table-cell>
          <table:table-cell office:value-type="string" table:style-name="ce27">
            <text:p>11/10/2022 </text:p>
          </table:table-cell>
          <table:table-cell office:value-type="string" table:style-name="ce27">
            <text:p>Accord Unwashed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Mack Wholesale </text:p>
          </table:table-cell>
          <table:table-cell office:value-type="string" table:style-name="ce27">
            <text:p>40 Oriana Way, Southampton SO16 0YU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F J Hartnoll &amp; Son Broadlands Farm, Saunton Road, Braunton 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0754/2022 </text:p>
          </table:table-cell>
          <table:table-cell office:value-type="string" table:style-name="ce27">
            <text:p>26/09/2022 </text:p>
          </table:table-cell>
          <table:table-cell office:value-type="string" table:style-name="ce27">
            <text:p>Maris Piper Ware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McCains Foods Ltd </text:p>
          </table:table-cell>
          <table:table-cell office:value-type="string" table:style-name="ce27">
            <text:p>Burton Road, Easton, Grantham NG33 5AY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 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0945/2022 </text:p>
          </table:table-cell>
          <table:table-cell office:value-type="string" table:style-name="ce27">
            <text:p>25/10/2022 </text:p>
          </table:table-cell>
          <table:table-cell office:value-type="string" table:style-name="ce27">
            <text:p>Maris Piper Ware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McCains Foods Ltd </text:p>
          </table:table-cell>
          <table:table-cell office:value-type="string" table:style-name="ce27">
            <text:p>Havers Hill, Eastfield, Scarborough YO11 3BS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W &amp; R Logan Ltd 4/9 West Garleton, Haddington EH41 3SJ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0946/2022 </text:p>
          </table:table-cell>
          <table:table-cell office:value-type="string" table:style-name="ce27">
            <text:p>25/10/2022 </text:p>
          </table:table-cell>
          <table:table-cell office:value-type="string" table:style-name="ce27">
            <text:p>Royal Ware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McCains Foods Ltd </text:p>
          </table:table-cell>
          <table:table-cell office:value-type="string" table:style-name="ce27">
            <text:p>Havers Hill, Eastfield, Scarborough YO11 3BS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AJE &amp; C Thorley Bank House Farm, Grange Lane, Cheshire CW7 2PP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1076/2022 </text:p>
          </table:table-cell>
          <table:table-cell office:value-type="string" table:style-name="ce27">
            <text:p>03/10/2022 </text:p>
          </table:table-cell>
          <table:table-cell office:value-type="string" table:style-name="ce27">
            <text:p>Innovator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McCains Foods Ltd </text:p>
          </table:table-cell>
          <table:table-cell office:value-type="string" table:style-name="ce27">
            <text:p>Funthams Lane, Peterborough PE7 2PG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McCain Foods Ltd Funthams Lane, Peterborough PE7 2PG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0766/2022 </text:p>
          </table:table-cell>
          <table:table-cell office:value-type="string" table:style-name="ce27">
            <text:p>26/09/2022 </text:p>
          </table:table-cell>
          <table:table-cell office:value-type="string" table:style-name="ce27">
            <text:p>Potato Tuber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Penwithian Wholesalers Ltd </text:p>
          </table:table-cell>
          <table:table-cell office:value-type="string" table:style-name="ce27">
            <text:p>Eastern Green, Penzance TR18 3AS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John Skenes Perranuthnoe, Penzance 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0949/2022 </text:p>
          </table:table-cell>
          <table:table-cell office:value-type="string" table:style-name="ce27">
            <text:p>27/10/2022 </text:p>
          </table:table-cell>
          <table:table-cell office:value-type="string" table:style-name="ce27">
            <text:p>Taurus Ware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Piper Crisps Ltd </text:p>
          </table:table-cell>
          <table:table-cell office:value-type="string" table:style-name="ce27">
            <text:p>Elsham Wold Industrial Estate DN20 0SP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Wholecrop Marketing   </text:p>
          </table:table-cell>
          <table:table-cell office:value-type="string" table:style-name="ce28">
            <text:p>maleic hydrazide 7.3 (MRL = 60) </text:p>
          </table:table-cell>
          <table:table-cell table:number-columns-repeated="16375"/>
        </table:table-row>
        <table:table-row table:style-name="ro7">
          <table:table-cell office:value-type="string" table:style-name="ce26">
            <text:p>0868/2022 </text:p>
          </table:table-cell>
          <table:table-cell office:value-type="string" table:style-name="ce27">
            <text:p>29/09/2022 </text:p>
          </table:table-cell>
          <table:table-cell office:value-type="string" table:style-name="ce27">
            <text:p>Lincolnshire Sagitta Ware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Produce UK (Manchester) Ltd </text:p>
          </table:table-cell>
          <table:table-cell office:value-type="string" table:style-name="ce27">
            <text:p>Unit 5 Green Acre Park, Howard Street, Bolton BL1 8HN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Malcolm Laird Farms Ltd Tunby House Farm, Station Road, Mareham Le Fen, Boston, Lincolnshire PE20 3PS </text:p>
          </table:table-cell>
          <table:table-cell office:value-type="string" table:style-name="ce28">
            <text:p>flonicamid (sum) 0.06 (MRL = 0.09)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0835/2022 </text:p>
          </table:table-cell>
          <table:table-cell office:value-type="string" table:style-name="ce27">
            <text:p>24/10/2022 </text:p>
          </table:table-cell>
          <table:table-cell office:value-type="string" table:style-name="ce27">
            <text:p>Orla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Puffin Produce Ltd </text:p>
          </table:table-cell>
          <table:table-cell office:value-type="string" table:style-name="ce27">
            <text:p>Withybush Industrial Estate, Haverford West SA62 4BS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 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0834/2022 </text:p>
          </table:table-cell>
          <table:table-cell office:value-type="string" table:style-name="ce27">
            <text:p>25/10/2022 </text:p>
          </table:table-cell>
          <table:table-cell office:value-type="string" table:style-name="ce27">
            <text:p>Maris Piper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R F Brookes </text:p>
          </table:table-cell>
          <table:table-cell office:value-type="string" table:style-name="ce27">
            <text:p>Rogerstone Park, Rogerstone, Newport NP10 9SA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   </text:p>
          </table:table-cell>
          <table:table-cell office:value-type="string" table:style-name="ce28">
            <text:p>maleic hydrazide 8.6 (MRL = 60) </text:p>
          </table:table-cell>
          <table:table-cell table:number-columns-repeated="16375"/>
        </table:table-row>
        <table:table-row table:style-name="ro7">
          <table:table-cell office:value-type="string" table:style-name="ce26">
            <text:p>0780/2022 </text:p>
          </table:table-cell>
          <table:table-cell office:value-type="string" table:style-name="ce27">
            <text:p>05/10/2022 </text:p>
          </table:table-cell>
          <table:table-cell office:value-type="string" table:style-name="ce27">
            <text:p>Maris Piper Unwashed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Sunny Fields Veg Ltd </text:p>
          </table:table-cell>
          <table:table-cell office:value-type="string" table:style-name="ce27">
            <text:p>Jacobs Gutter Lane, Southampton SO40 9FX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Arnold Farms Ltd Bennets Farm, Worcestershire 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7">
          <table:table-cell office:value-type="string" table:style-name="ce26">
            <text:p>1176/2022 </text:p>
          </table:table-cell>
          <table:table-cell office:value-type="string" table:style-name="ce27">
            <text:p>26/09/2022 </text:p>
          </table:table-cell>
          <table:table-cell office:value-type="string" table:style-name="ce27">
            <text:p>Main Crop Sagitta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T Dobson &amp; Son (Produce) Ltd </text:p>
          </table:table-cell>
          <table:table-cell office:value-type="string" table:style-name="ce27">
            <text:p>1 Fresh Food Distribution Centre, Caxton Road, Fulwood, Preston, Lancashire PR2 9ZB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T Dobson &amp; Sons Bristow Farm, Gregory Lane, Halsall, Lancashire L39 8SP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0950/2022 </text:p>
          </table:table-cell>
          <table:table-cell office:value-type="string" table:style-name="ce27">
            <text:p>27/10/2022 </text:p>
          </table:table-cell>
          <table:table-cell office:value-type="string" table:style-name="ce27">
            <text:p>Taurus Ware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Tayto Potato Wash Plant </text:p>
          </table:table-cell>
          <table:table-cell office:value-type="string" table:style-name="ce27">
            <text:p>Banbury Road, Scunthorpe DN16 1UL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Irwin 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6109/2022 </text:p>
          </table:table-cell>
          <table:table-cell office:value-type="string" table:style-name="ce27">
            <text:p>26/10/2022 </text:p>
          </table:table-cell>
          <table:table-cell office:value-type="string" table:style-name="ce27">
            <text:p>Anna Main Crop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Thomas Baty (N.U.T) Ltd </text:p>
          </table:table-cell>
          <table:table-cell office:value-type="string" table:style-name="ce27">
            <text:p>North East Fruit &amp; Vegetable Market, Earlsway, Team Valley Trade Estate, Gateshead NE11 0QY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B &amp; F Potatoes Glebe Farm, Butterwick, Malton YO17 8HF </text:p>
          </table:table-cell>
          <table:table-cell office:value-type="string" table:style-name="ce28">
            <text:p>maleic hydrazide 15 (MRL = 60) </text:p>
          </table:table-cell>
          <table:table-cell table:number-columns-repeated="16375"/>
        </table:table-row>
        <table:table-row table:style-name="ro7">
          <table:table-cell office:value-type="string" table:style-name="ce26">
            <text:p>1080/2022 </text:p>
          </table:table-cell>
          <table:table-cell office:value-type="string" table:style-name="ce27">
            <text:p>05/10/2022 </text:p>
          </table:table-cell>
          <table:table-cell office:value-type="string" table:style-name="ce27">
            <text:p>Miss Blush Maincrop Ware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Three Musketeers Ltd </text:p>
          </table:table-cell>
          <table:table-cell office:value-type="string" table:style-name="ce27">
            <text:p>Bent Waters Airbase, Rendlesham, Woodbridge, Suffolk IP12 2TW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Three Musketeers Bent Waters Airbase, Rendlesham, Woodbridge, Suffolk IP12 2TW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7">
          <table:table-cell office:value-type="string" table:style-name="ce26">
            <text:p>1098/2022 </text:p>
          </table:table-cell>
          <table:table-cell office:value-type="string" table:style-name="ce27">
            <text:p>25/10/2022 </text:p>
          </table:table-cell>
          <table:table-cell office:value-type="string" table:style-name="ce27">
            <text:p>Marfona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Total Produce Ltd. </text:p>
          </table:table-cell>
          <table:table-cell office:value-type="string" table:style-name="ce27">
            <text:p>Birmingham Wholesale Market, The Hub, Nobel Way, Witton B6 7EU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J. T. Paget &amp; Son Stills Farm, Hawk Street, Bromham, Chippenham SN15 2HU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6">
          <table:table-cell office:value-type="string" table:style-name="ce26">
            <text:p>0745/2022 </text:p>
          </table:table-cell>
          <table:table-cell office:value-type="string" table:style-name="ce27">
            <text:p>26/10/2022 </text:p>
          </table:table-cell>
          <table:table-cell office:value-type="string" table:style-name="ce27">
            <text:p>Brooke Ware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Walkers Snack Foods Ltd </text:p>
          </table:table-cell>
          <table:table-cell office:value-type="string" table:style-name="ce27">
            <text:p>11 Bursom Road, Leicester LE4 1BS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Shire Growers Abbots Moor  </text:p>
          </table:table-cell>
          <table:table-cell office:value-type="string" table:style-name="ce28">
            <text:p>maleic hydrazide 14 (MRL = 60) </text:p>
          </table:table-cell>
          <table:table-cell table:number-columns-repeated="16375"/>
        </table:table-row>
        <table:table-row table:style-name="ro6">
          <table:table-cell office:value-type="string" table:style-name="ce38">
            <text:p>0746/2022 </text:p>
          </table:table-cell>
          <table:table-cell office:value-type="string" table:style-name="ce39">
            <text:p>26/10/2022 </text:p>
          </table:table-cell>
          <table:table-cell office:value-type="string" table:style-name="ce39">
            <text:p>Brooke Ware Potatoes </text:p>
          </table:table-cell>
          <table:table-cell office:value-type="string" table:style-name="ce39">
            <text:p>UK </text:p>
          </table:table-cell>
          <table:table-cell office:value-type="string" table:style-name="ce39">
            <text:p>Walkers Snack Foods Ltd </text:p>
          </table:table-cell>
          <table:table-cell office:value-type="string" table:style-name="ce39">
            <text:p>11 Bursom Road, Leicester LE4 1BS </text:p>
          </table:table-cell>
          <table:table-cell office:value-type="string" table:style-name="ce39">
            <text:p>None stated  </text:p>
          </table:table-cell>
          <table:table-cell office:value-type="string" table:style-name="ce39">
            <text:p>Strawson Bilsthorpe  </text:p>
          </table:table-cell>
          <table:table-cell office:value-type="string" table:style-name="ce32">
            <text:p>None were detected above the set RL </text:p>
          </table:table-cell>
          <table:table-cell table:number-columns-repeated="16375"/>
        </table:table-row>
        <table:table-row table:style-name="ro3">
          <table:table-cell table:style-name="ce40"/>
          <table:table-cell table:number-columns-repeated="16383"/>
        </table:table-row>
        <table:table-row table:number-rows-repeated="10485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Wingdings" svg:font-family="Wingdings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title/>
    <dc:description/>
    <dc:subject/>
    <meta:initial-creator>Sally Gray</meta:initial-creator>
    <dc:creator>O'Driscoll, Mike (DDTS)</dc:creator>
    <meta:creation-date>2021-04-20T08:53:33Z</meta:creation-date>
    <dc:date>2022-12-28T11:41:53Z</dc:date>
    <meta:editing-duration>PT0S</meta:editing-duration>
    <meta:user-defined meta:name="ContentTypeId">0x010100ACA4697B4983564F9D72782A6C5A519C</meta:user-defined>
  </office:meta>
</office:document-meta>
</file>